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5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Arial" style:font-name-asian="AR PL New Sung" style:font-name-complex="Lohit Hindi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11" table:default-cell-style-name="Default"/>
        <table:table-row table:style-name="ro3"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Comm</text:p>
          </table:table-cell>
          <table:table-cell table:style-name="ce1" office:value-type="string">
            <text:p>Control</text:p>
          </table:table-cell>
          <table:table-cell table:style-name="ce1" office:value-type="string">
            <text:p>Comm+Cont</text:p>
          </table:table-cell>
          <table:table-cell table:style-name="ce1"/>
          <table:table-cell office:value-type="string">
            <text:p>Beginners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Comm</text:p>
          </table:table-cell>
          <table:table-cell table:style-name="ce1" office:value-type="string">
            <text:p>Control</text:p>
          </table:table-cell>
          <table:table-cell table:style-name="ce1" office:value-type="string">
            <text:p>Comm+Cont</text:p>
          </table:table-cell>
          <table:table-cell table:style-name="ce1"/>
          <table:table-cell table:style-name="ce5" office:value-type="string">
            <text:p>Experienced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Comm</text:p>
          </table:table-cell>
          <table:table-cell table:style-name="ce1" office:value-type="string">
            <text:p>Control</text:p>
          </table:table-cell>
          <table:table-cell table:style-name="ce1" office:value-type="string">
            <text:p>Comm+Cont</text:p>
          </table:table-cell>
          <table:table-cell table:style-name="ce1"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Average</text:p>
          </table:table-cell>
          <table:table-cell table:style-name="ce3" table:formula="of:=AVERAGE([.B2:.B15])" office:value-type="float" office:value="2.5">
            <text:p>2,5</text:p>
          </table:table-cell>
          <table:table-cell table:style-name="ce3" table:formula="of:=AVERAGE([.C2:.C15])" office:value-type="float" office:value="4.35714285714286">
            <text:p>4,3571428571</text:p>
          </table:table-cell>
          <table:table-cell table:style-name="ce3" table:formula="of:=AVERAGE([.D2:.D15])" office:value-type="float" office:value="3.64285714285714">
            <text:p>3,6428571429</text:p>
          </table:table-cell>
          <table:table-cell table:style-name="ce3" table:formula="of:=AVERAGE([.E2:.E15])" office:value-type="float" office:value="4.57142857142857">
            <text:p>4,5714285714</text:p>
          </table:table-cell>
          <table:table-cell/>
          <table:table-cell table:style-name="ce2" office:value-type="string">
            <text:p>Average</text:p>
          </table:table-cell>
          <table:table-cell table:style-name="ce3" table:formula="of:=AVERAGE([.H2:.H15])" office:value-type="float" office:value="2.57142857142857">
            <text:p>2,5714285714</text:p>
          </table:table-cell>
          <table:table-cell table:style-name="ce3" table:formula="of:=AVERAGE([.I2:.I15])" office:value-type="float" office:value="4.28571428571429">
            <text:p>4,2857142857</text:p>
          </table:table-cell>
          <table:table-cell table:style-name="ce3" table:formula="of:=AVERAGE([.J2:.J15])" office:value-type="float" office:value="3.71428571428571">
            <text:p>3,7142857143</text:p>
          </table:table-cell>
          <table:table-cell table:style-name="ce3" table:formula="of:=AVERAGE([.K2:.K15])" office:value-type="float" office:value="4.42857142857143">
            <text:p>4,4285714286</text:p>
          </table:table-cell>
          <table:table-cell/>
          <table:table-cell table:style-name="ce2" office:value-type="string">
            <text:p>Average</text:p>
          </table:table-cell>
          <table:table-cell table:style-name="ce3" table:formula="of:=AVERAGE([.N2:.N15])" office:value-type="float" office:value="2.42857142857143">
            <text:p>2,4285714286</text:p>
          </table:table-cell>
          <table:table-cell table:style-name="ce3" table:formula="of:=AVERAGE([.O2:.O15])" office:value-type="float" office:value="4.42857142857143">
            <text:p>4,4285714286</text:p>
          </table:table-cell>
          <table:table-cell table:style-name="ce3" table:formula="of:=AVERAGE([.P2:.P15])" office:value-type="float" office:value="3.57142857142857">
            <text:p>3,5714285714</text:p>
          </table:table-cell>
          <table:table-cell table:style-name="ce3" table:formula="of:=AVERAGE([.Q2:.Q15])" office:value-type="float" office:value="4.71428571428571">
            <text:p>4,7142857143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STD Dev</text:p>
          </table:table-cell>
          <table:table-cell table:style-name="ce3" table:formula="of:=STDEV([.B2:.B15])" office:value-type="float" office:value="1.01904933073014">
            <text:p>1,0190493307</text:p>
          </table:table-cell>
          <table:table-cell table:style-name="ce3" table:formula="of:=STDEV([.C2:.C15])" office:value-type="float" office:value="1.27744594087896">
            <text:p>1,2774459409</text:p>
          </table:table-cell>
          <table:table-cell table:style-name="ce3" table:formula="of:=STDEV([.D2:.D15])" office:value-type="float" office:value="0.841897386141095">
            <text:p>0,8418973861</text:p>
          </table:table-cell>
          <table:table-cell table:style-name="ce3" table:formula="of:=STDEV([.E2:.E15])" office:value-type="float" office:value="1.08940955880384">
            <text:p>1,0894095588</text:p>
          </table:table-cell>
          <table:table-cell/>
          <table:table-cell table:style-name="ce2" office:value-type="string">
            <text:p>STD Dev</text:p>
          </table:table-cell>
          <table:table-cell table:style-name="ce3" table:formula="of:=STDEV([.H2:.H15])" office:value-type="float" office:value="0.975900072948533">
            <text:p>0,9759000729</text:p>
          </table:table-cell>
          <table:table-cell table:style-name="ce3" table:formula="of:=STDEV([.I2:.I15])" office:value-type="float" office:value="1.11269728052837">
            <text:p>1,1126972805</text:p>
          </table:table-cell>
          <table:table-cell table:style-name="ce3" table:formula="of:=STDEV([.J2:.J15])" office:value-type="float" office:value="0.951189731211342">
            <text:p>0,9511897312</text:p>
          </table:table-cell>
          <table:table-cell table:style-name="ce3" table:formula="of:=STDEV([.K2:.K15])" office:value-type="float" office:value="0.786795792469443">
            <text:p>0,7867957925</text:p>
          </table:table-cell>
          <table:table-cell/>
          <table:table-cell table:style-name="ce2" office:value-type="string">
            <text:p>STD Dev</text:p>
          </table:table-cell>
          <table:table-cell table:style-name="ce3" table:formula="of:=STDEV([.N2:.N15])" office:value-type="float" office:value="1.13389341902768">
            <text:p>1,133893419</text:p>
          </table:table-cell>
          <table:table-cell table:style-name="ce3" table:formula="of:=STDEV([.O2:.O15])" office:value-type="float" office:value="1.51185789203691">
            <text:p>1,511857892</text:p>
          </table:table-cell>
          <table:table-cell table:style-name="ce3" table:formula="of:=STDEV([.P2:.P15])" office:value-type="float" office:value="0.786795792469443">
            <text:p>0,7867957925</text:p>
          </table:table-cell>
          <table:table-cell table:style-name="ce3" table:formula="of:=STDEV([.Q2:.Q15])" office:value-type="float" office:value="1.38013111868471">
            <text:p>1,3801311187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alf STD Dev</text:p>
          </table:table-cell>
          <table:table-cell table:formula="of:=[.B18]/2" office:value-type="float" office:value="0.509524665365068">
            <text:p>0,5095246654</text:p>
          </table:table-cell>
          <table:table-cell table:formula="of:=[.C18]/2" office:value-type="float" office:value="0.63872297043948">
            <text:p>0,6387229704</text:p>
          </table:table-cell>
          <table:table-cell table:formula="of:=[.D18]/2" office:value-type="float" office:value="0.420948693070548">
            <text:p>0,4209486931</text:p>
          </table:table-cell>
          <table:table-cell table:formula="of:=[.E18]/2" office:value-type="float" office:value="0.544704779401922">
            <text:p>0,5447047794</text:p>
          </table:table-cell>
          <table:table-cell/>
          <table:table-cell table:style-name="ce1" office:value-type="string">
            <text:p>Half STD Dev</text:p>
          </table:table-cell>
          <table:table-cell table:formula="of:=[.H18]/2" office:value-type="float" office:value="0.487950036474267">
            <text:p>0,4879500365</text:p>
          </table:table-cell>
          <table:table-cell table:formula="of:=[.I18]/2" office:value-type="float" office:value="0.556348640264187">
            <text:p>0,5563486403</text:p>
          </table:table-cell>
          <table:table-cell table:formula="of:=[.J18]/2" office:value-type="float" office:value="0.475594865605671">
            <text:p>0,4755948656</text:p>
          </table:table-cell>
          <table:table-cell table:formula="of:=[.K18]/2" office:value-type="float" office:value="0.393397896234722">
            <text:p>0,3933978962</text:p>
          </table:table-cell>
          <table:table-cell/>
          <table:table-cell table:style-name="ce1" office:value-type="string">
            <text:p>Half STD Dev</text:p>
          </table:table-cell>
          <table:table-cell table:formula="of:=[.N18]/2" office:value-type="float" office:value="0.566946709513841">
            <text:p>0,5669467095</text:p>
          </table:table-cell>
          <table:table-cell table:formula="of:=[.O18]/2" office:value-type="float" office:value="0.755928946018454">
            <text:p>0,755928946</text:p>
          </table:table-cell>
          <table:table-cell table:formula="of:=[.P18]/2" office:value-type="float" office:value="0.393397896234722">
            <text:p>0,3933978962</text:p>
          </table:table-cell>
          <table:table-cell table:formula="of:=[.Q18]/2" office:value-type="float" office:value="0.690065559342354">
            <text:p>0,6900655593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verage min</text:p>
          </table:table-cell>
          <table:table-cell table:formula="of:=[.B17]-[.B19]" office:value-type="float" office:value="1.99047533463493">
            <text:p>1,9904753346</text:p>
          </table:table-cell>
          <table:table-cell table:formula="of:=[.C17]-[.C19]" office:value-type="float" office:value="3.71841988670338">
            <text:p>3,7184198867</text:p>
          </table:table-cell>
          <table:table-cell table:formula="of:=[.D17]-[.D19]" office:value-type="float" office:value="3.22190844978659">
            <text:p>3,2219084498</text:p>
          </table:table-cell>
          <table:table-cell table:formula="of:=[.E17]-[.E19]" office:value-type="float" office:value="4.02672379202665">
            <text:p>4,026723792</text:p>
          </table:table-cell>
          <table:table-cell/>
          <table:table-cell table:style-name="ce1" office:value-type="string">
            <text:p>Average min</text:p>
          </table:table-cell>
          <table:table-cell table:formula="of:=[.H17]-[.H19]" office:value-type="float" office:value="2.0834785349543">
            <text:p>2,083478535</text:p>
          </table:table-cell>
          <table:table-cell table:formula="of:=[.I17]-[.I19]" office:value-type="float" office:value="3.7293656454501">
            <text:p>3,7293656455</text:p>
          </table:table-cell>
          <table:table-cell table:formula="of:=[.J17]-[.J19]" office:value-type="float" office:value="3.23869084868004">
            <text:p>3,2386908487</text:p>
          </table:table-cell>
          <table:table-cell table:formula="of:=[.K17]-[.K19]" office:value-type="float" office:value="4.03517353233671">
            <text:p>4,0351735323</text:p>
          </table:table-cell>
          <table:table-cell/>
          <table:table-cell table:style-name="ce1" office:value-type="string">
            <text:p>Average min</text:p>
          </table:table-cell>
          <table:table-cell table:formula="of:=[.N17]-[.N19]" office:value-type="float" office:value="1.86162471905759">
            <text:p>1,8616247191</text:p>
          </table:table-cell>
          <table:table-cell table:formula="of:=[.O17]-[.O19]" office:value-type="float" office:value="3.67264248255297">
            <text:p>3,6726424826</text:p>
          </table:table-cell>
          <table:table-cell table:formula="of:=[.P17]-[.P19]" office:value-type="float" office:value="3.17803067519385">
            <text:p>3,1780306752</text:p>
          </table:table-cell>
          <table:table-cell table:formula="of:=[.Q17]-[.Q19]" office:value-type="float" office:value="4.02422015494336">
            <text:p>4,0242201549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verage max</text:p>
          </table:table-cell>
          <table:table-cell table:formula="of:=[.B17]+[.B19]" office:value-type="float" office:value="3.00952466536507">
            <text:p>3,0095246654</text:p>
          </table:table-cell>
          <table:table-cell table:formula="of:=[.C17]+[.C19]" office:value-type="float" office:value="4.99586582758234">
            <text:p>4,9958658276</text:p>
          </table:table-cell>
          <table:table-cell table:formula="of:=[.D17]+[.D19]" office:value-type="float" office:value="4.06380583592769">
            <text:p>4,0638058359</text:p>
          </table:table-cell>
          <table:table-cell table:formula="of:=[.E17]+[.E19]" office:value-type="float" office:value="5.11613335083049">
            <text:p>5,1161333508</text:p>
          </table:table-cell>
          <table:table-cell/>
          <table:table-cell table:style-name="ce1" office:value-type="string">
            <text:p>Average max</text:p>
          </table:table-cell>
          <table:table-cell table:formula="of:=[.H17]+[.H19]" office:value-type="float" office:value="3.05937860790284">
            <text:p>3,0593786079</text:p>
          </table:table-cell>
          <table:table-cell table:formula="of:=[.I17]+[.I19]" office:value-type="float" office:value="4.84206292597847">
            <text:p>4,842062926</text:p>
          </table:table-cell>
          <table:table-cell table:formula="of:=[.J17]+[.J19]" office:value-type="float" office:value="4.18988057989139">
            <text:p>4,1898805799</text:p>
          </table:table-cell>
          <table:table-cell table:formula="of:=[.K17]+[.K19]" office:value-type="float" office:value="4.82196932480615">
            <text:p>4,8219693248</text:p>
          </table:table-cell>
          <table:table-cell table:style-name="ce1"/>
          <table:table-cell table:style-name="ce1" office:value-type="string">
            <text:p>Average max</text:p>
          </table:table-cell>
          <table:table-cell table:formula="of:=[.N17]+[.N19]" office:value-type="float" office:value="2.99551813808527">
            <text:p>2,9955181381</text:p>
          </table:table-cell>
          <table:table-cell table:formula="of:=[.O17]+[.O19]" office:value-type="float" office:value="5.18450037458988">
            <text:p>5,1845003746</text:p>
          </table:table-cell>
          <table:table-cell table:formula="of:=[.P17]+[.P19]" office:value-type="float" office:value="3.96482646766329">
            <text:p>3,9648264677</text:p>
          </table:table-cell>
          <table:table-cell table:formula="of:=[.Q17]+[.Q19]" office:value-type="float" office:value="5.40435127362807">
            <text:p>5,4043512736</text:p>
          </table:table-cell>
          <table:table-cell table:style-name="ce1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None</text:p>
          </table:table-cell>
          <table:table-cell table:style-name="ce2" office:value-type="string">
            <text:p>Comm</text:p>
          </table:table-cell>
          <table:table-cell table:style-name="ce2" office:value-type="string">
            <text:p>Control</text:p>
          </table:table-cell>
          <table:table-cell table:style-name="ce2" office:value-type="string">
            <text:p>Cont+Comm</text:p>
          </table:table-cell>
          <table:table-cell table:style-name="ce1"/>
          <table:table-cell table:style-name="ce2"/>
          <table:table-cell table:style-name="ce2" office:value-type="string">
            <text:p>None</text:p>
          </table:table-cell>
          <table:table-cell table:style-name="ce2" office:value-type="string">
            <text:p>Comm</text:p>
          </table:table-cell>
          <table:table-cell table:style-name="ce2" office:value-type="string">
            <text:p>Control</text:p>
          </table:table-cell>
          <table:table-cell table:style-name="ce2" office:value-type="string">
            <text:p>Cont+Comm</text:p>
          </table:table-cell>
          <table:table-cell/>
          <table:table-cell table:style-name="ce2"/>
          <table:table-cell table:style-name="ce2" office:value-type="string">
            <text:p>None</text:p>
          </table:table-cell>
          <table:table-cell table:style-name="ce2" office:value-type="string">
            <text:p>Comm</text:p>
          </table:table-cell>
          <table:table-cell table:style-name="ce2" office:value-type="string">
            <text:p>Control</text:p>
          </table:table-cell>
          <table:table-cell table:style-name="ce2" office:value-type="string">
            <text:p>Cont+Comm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None</text:p>
          </table:table-cell>
          <table:table-cell table:style-name="ce3" office:value-type="string">
            <text:p>N/A</text:p>
          </table:table-cell>
          <table:table-cell table:style-name="ce4" table:formula="of:=TTEST([.B2:.B15];[.C2:.C15];2;1)" office:value-type="float" office:value="0.00130175179144802">
            <text:p>0,0013017518</text:p>
          </table:table-cell>
          <table:table-cell table:style-name="ce4" table:formula="of:=TTEST([.B2:.B15];[.D2:.D15];2;1)" office:value-type="float" office:value="0.00286398809057688">
            <text:p>0,0028639881</text:p>
          </table:table-cell>
          <table:table-cell table:style-name="ce4" table:formula="of:=TTEST([.B2:.B15];[.E2:.E15];2;1)" office:value-type="float" office:value="0.0015261830833699">
            <text:p>0,0015261831</text:p>
          </table:table-cell>
          <table:table-cell/>
          <table:table-cell table:style-name="ce2" office:value-type="string">
            <text:p>None</text:p>
          </table:table-cell>
          <table:table-cell table:style-name="ce3" office:value-type="string">
            <text:p>N/A</text:p>
          </table:table-cell>
          <table:table-cell table:style-name="ce4" table:formula="of:=TTEST([.H2:.H15];[.I2:.I15];2;1)" office:value-type="float" office:value="0.0300197452875444">
            <text:p>0,0300197453</text:p>
          </table:table-cell>
          <table:table-cell table:style-name="ce4" table:formula="of:=TTEST([.H2:.H15];[.J2:.J15];2;1)" office:value-type="float" office:value="0.00465921494399394">
            <text:p>0,0046592149</text:p>
          </table:table-cell>
          <table:table-cell table:style-name="ce4" table:formula="of:=TTEST([.H2:.H15];[.K2:.K15];2;1)" office:value-type="float" office:value="0.0205195236604891">
            <text:p>0,0205195237</text:p>
          </table:table-cell>
          <table:table-cell/>
          <table:table-cell table:style-name="ce2" office:value-type="string">
            <text:p>None</text:p>
          </table:table-cell>
          <table:table-cell table:style-name="ce3" office:value-type="string">
            <text:p>N/A</text:p>
          </table:table-cell>
          <table:table-cell table:style-name="ce4" table:formula="of:=TTEST([.N2:.N15];[.O2:.O15];2;1)" office:value-type="float" office:value="0.0327067323712007">
            <text:p>0,0327067324</text:p>
          </table:table-cell>
          <table:table-cell table:style-name="ce4" table:formula="of:=TTEST([.N2:.N15];[.P2:.P15];2;1)" office:value-type="float" office:value="0.103046173179541">
            <text:p>0,1030461732</text:p>
          </table:table-cell>
          <table:table-cell table:style-name="ce4" table:formula="of:=TTEST([.N2:.N15];[.Q2:.Q15];2;1)" office:value-type="float" office:value="0.0427903870540146">
            <text:p>0,0427903871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Comm</text:p>
          </table:table-cell>
          <table:table-cell table:style-name="ce4" table:formula="of:=TTEST([.C2:.C15];[.B2:.B15];2;1)" office:value-type="float" office:value="0.00130175179144802">
            <text:p>0,0013017518</text:p>
          </table:table-cell>
          <table:table-cell table:style-name="ce3" office:value-type="string">
            <text:p>N/A</text:p>
          </table:table-cell>
          <table:table-cell table:style-name="ce4" table:formula="of:=TTEST([.C2:.C15];[.D2:.D15];2;1)" office:value-type="float" office:value="0.146126045980527">
            <text:p>0,146126046</text:p>
          </table:table-cell>
          <table:table-cell table:style-name="ce4" table:formula="of:=TTEST([.C2:.C15];[.E2:.E15];2;1)" office:value-type="float" office:value="0.630099750182797">
            <text:p>0,6300997502</text:p>
          </table:table-cell>
          <table:table-cell/>
          <table:table-cell table:style-name="ce2" office:value-type="string">
            <text:p>Comm</text:p>
          </table:table-cell>
          <table:table-cell table:style-name="ce4" table:formula="of:=TTEST([.I2:.I15];[.H2:.H15];2;1)" office:value-type="float" office:value="0.0300197452875444">
            <text:p>0,0300197453</text:p>
          </table:table-cell>
          <table:table-cell table:style-name="ce3" office:value-type="string">
            <text:p>N/A</text:p>
          </table:table-cell>
          <table:table-cell table:style-name="ce4" table:formula="of:=TTEST([.I2:.I15];[.J2:.J15];2;1)" office:value-type="float" office:value="0.355917683749583">
            <text:p>0,3559176837</text:p>
          </table:table-cell>
          <table:table-cell table:style-name="ce4" table:formula="of:=TTEST([.I2:.I15];[.K2:.K15];2;1)" office:value-type="float" office:value="0.766260065759348">
            <text:p>0,7662600658</text:p>
          </table:table-cell>
          <table:table-cell/>
          <table:table-cell table:style-name="ce2" office:value-type="string">
            <text:p>Comm</text:p>
          </table:table-cell>
          <table:table-cell table:style-name="ce4" table:formula="of:=TTEST([.O2:.O15];[.N2:.N15];2;1)" office:value-type="float" office:value="0.0327067323712007">
            <text:p>0,0327067324</text:p>
          </table:table-cell>
          <table:table-cell table:style-name="ce3" office:value-type="string">
            <text:p>N/A</text:p>
          </table:table-cell>
          <table:table-cell table:style-name="ce4" table:formula="of:=TTEST([.O2:.O15];[.P2:.P15];2;1)" office:value-type="float" office:value="0.307836078038421">
            <text:p>0,307836078</text:p>
          </table:table-cell>
          <table:table-cell table:style-name="ce4" table:formula="of:=TTEST([.O2:.O15];[.Q2:.Q15];2;1)" office:value-type="float" office:value="0.726077451079171">
            <text:p>0,7260774511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Control</text:p>
          </table:table-cell>
          <table:table-cell table:style-name="ce4" table:formula="of:=TTEST([.D2:.D15];[.B2:.B15];2;1)" office:value-type="float" office:value="0.00286398809057688">
            <text:p>0,0028639881</text:p>
          </table:table-cell>
          <table:table-cell table:style-name="ce4" table:formula="of:=TTEST([.D2:.D15];[.C2:.C15];2;1)" office:value-type="float" office:value="0.146126045980527">
            <text:p>0,146126046</text:p>
          </table:table-cell>
          <table:table-cell table:style-name="ce3" office:value-type="string">
            <text:p>N/A</text:p>
          </table:table-cell>
          <table:table-cell table:style-name="ce4" table:formula="of:=TTEST([.D2:.D15];[.E2:.E15];2;1)" office:value-type="float" office:value="0.00939576580359171">
            <text:p>0,0093957658</text:p>
          </table:table-cell>
          <table:table-cell/>
          <table:table-cell table:style-name="ce2" office:value-type="string">
            <text:p>Control</text:p>
          </table:table-cell>
          <table:table-cell table:style-name="ce4" table:formula="of:=TTEST([.J2:.J15];[.H2:.H15];2;1)" office:value-type="float" office:value="0.00465921494399394">
            <text:p>0,0046592149</text:p>
          </table:table-cell>
          <table:table-cell table:style-name="ce4" table:formula="of:=TTEST([.J2:.J15];[.I2:.I15];2;1)" office:value-type="float" office:value="0.355917683749583">
            <text:p>0,3559176837</text:p>
          </table:table-cell>
          <table:table-cell table:style-name="ce3" office:value-type="string">
            <text:p>N/A</text:p>
          </table:table-cell>
          <table:table-cell table:style-name="ce4" table:formula="of:=TTEST([.J2:.J15];[.K2:.K15];2;1)" office:value-type="float" office:value="0.182392260695847">
            <text:p>0,1823922607</text:p>
          </table:table-cell>
          <table:table-cell/>
          <table:table-cell table:style-name="ce2" office:value-type="string">
            <text:p>Control</text:p>
          </table:table-cell>
          <table:table-cell table:style-name="ce4" table:formula="of:=TTEST([.P2:.P15];[.N2:.N15];2;1)" office:value-type="float" office:value="0.103046173179541">
            <text:p>0,1030461732</text:p>
          </table:table-cell>
          <table:table-cell table:style-name="ce4" table:formula="of:=TTEST([.P2:.P15];[.O2:.O15];2;1)" office:value-type="float" office:value="0.307836078038421">
            <text:p>0,307836078</text:p>
          </table:table-cell>
          <table:table-cell table:style-name="ce3" office:value-type="string">
            <text:p>N/A</text:p>
          </table:table-cell>
          <table:table-cell table:style-name="ce4" table:formula="of:=TTEST([.P2:.P15];[.Q2:.Q15];2;1)" office:value-type="float" office:value="0.0300197452875444">
            <text:p>0,0300197453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Cont+Comm</text:p>
          </table:table-cell>
          <table:table-cell table:style-name="ce4" table:formula="of:=TTEST([.E2:.E15];[.B2:.B15];2;1)" office:value-type="float" office:value="0.0015261830833699">
            <text:p>0,0015261831</text:p>
          </table:table-cell>
          <table:table-cell table:style-name="ce4" table:formula="of:=TTEST([.E2:.E15];[.C2:.C15];2;1)" office:value-type="float" office:value="0.630099750182797">
            <text:p>0,6300997502</text:p>
          </table:table-cell>
          <table:table-cell table:style-name="ce4" table:formula="of:=TTEST([.D2:.D15];[.E2:.E15];2;1)" office:value-type="float" office:value="0.00939576580359171">
            <text:p>0,0093957658</text:p>
          </table:table-cell>
          <table:table-cell table:style-name="ce3" office:value-type="string">
            <text:p>N/A</text:p>
          </table:table-cell>
          <table:table-cell/>
          <table:table-cell table:style-name="ce2" office:value-type="string">
            <text:p>Cont+Comm</text:p>
          </table:table-cell>
          <table:table-cell table:style-name="ce4" table:formula="of:=TTEST([.K2:.K15];[.H2:.H15];2;1)" office:value-type="float" office:value="0.0205195236604891">
            <text:p>0,0205195237</text:p>
          </table:table-cell>
          <table:table-cell table:style-name="ce4" table:formula="of:=TTEST([.K2:.K15];[.I2:.I15];2;1)" office:value-type="float" office:value="0.766260065759348">
            <text:p>0,7662600658</text:p>
          </table:table-cell>
          <table:table-cell table:style-name="ce4" table:formula="of:=TTEST([.J2:.J15];[.K2:.K15];2;1)" office:value-type="float" office:value="0.182392260695847">
            <text:p>0,1823922607</text:p>
          </table:table-cell>
          <table:table-cell table:style-name="ce3" office:value-type="string">
            <text:p>N/A</text:p>
          </table:table-cell>
          <table:table-cell/>
          <table:table-cell table:style-name="ce2" office:value-type="string">
            <text:p>Cont+Comm</text:p>
          </table:table-cell>
          <table:table-cell table:style-name="ce4" table:formula="of:=TTEST([.Q2:.Q15];[.N2:.N15];2;1)" office:value-type="float" office:value="0.0427903870540146">
            <text:p>0,0427903871</text:p>
          </table:table-cell>
          <table:table-cell table:style-name="ce4" table:formula="of:=TTEST([.Q2:.Q15];[.O2:.O15];2;1)" office:value-type="float" office:value="0.726077451079171">
            <text:p>0,7260774511</text:p>
          </table:table-cell>
          <table:table-cell table:style-name="ce4" table:formula="of:=TTEST([.P2:.P15];[.Q2:.Q15];2;1)" office:value-type="float" office:value="0.0300197452875444">
            <text:p>0,0300197453</text:p>
          </table:table-cell>
          <table:table-cell table:style-name="ce3" office:value-type="string">
            <text:p>N/A</text:p>
          </table:table-cell>
          <table:table-cell table:number-columns-repeated="100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style:font-name-asian="AR PL New Su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us Magnusson</meta:initial-creator>
    <meta:creation-date>2012-10-03T09:04:54</meta:creation-date>
    <dc:date>2012-10-04T09:42:16</dc:date>
    <dc:creator>Matteus Magnusson</dc:creator>
    <meta:editing-duration>PT12M17S</meta:editing-duration>
    <meta:editing-cycles>3</meta:editing-cycles>
    <meta:generator>LibreOffice/3.5$Linux_X86_64 LibreOffice_project/350m1$Build-2</meta:generator>
    <meta:document-statistic meta:table-count="3" meta:cell-count="273" meta:object-count="0"/>
  </office:meta>
</office:document-meta>
</file>